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Ubuntu Mono" svg:font-family="'Ubuntu Mono', 'Droid Sans Mono'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c280c" officeooo:paragraph-rsid="001c280c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2167f2" officeooo:paragraph-rsid="002167f2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2167f2" officeooo:paragraph-rsid="0023bb6b" style:font-size-asian="10.5pt" style:font-size-complex="12pt"/>
    </style:style>
    <style:style style:name="P4" style:family="paragraph" style:parent-style-name="Text_20_body">
      <style:text-properties fo:font-weight="bold" officeooo:rsid="002e8e5a" officeooo:paragraph-rsid="002e8e5a" style:font-weight-asian="bold" style:font-weight-complex="bold"/>
    </style:style>
    <style:style style:name="P5" style:family="paragraph" style:parent-style-name="Text_20_body">
      <style:text-properties officeooo:rsid="002e8e5a" officeooo:paragraph-rsid="002e8e5a"/>
    </style:style>
    <style:style style:name="P6" style:family="paragraph" style:parent-style-name="Standard" style:list-style-name="L2"/>
    <style:style style:name="P7" style:family="paragraph" style:parent-style-name="Standard" style:list-style-name="L2">
      <style:text-properties fo:color="#ce9178" loext:opacity="100%" style:font-name="Ubuntu Mono" fo:font-size="13.5pt" fo:font-weight="normal" fo:background-color="#1e1e1e"/>
    </style:style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T1" style:family="text">
      <style:text-properties officeooo:rsid="001e9aca"/>
    </style:style>
    <style:style style:name="T2" style:family="text">
      <style:text-properties officeooo:rsid="0021c58c"/>
    </style:style>
    <style:style style:name="T3" style:family="text">
      <style:text-properties officeooo:rsid="002fd95a"/>
    </style:style>
    <style:style style:name="T4" style:family="text">
      <style:text-properties officeooo:rsid="002ca7fb"/>
    </style:style>
    <style:style style:name="T5" style:family="text">
      <style:text-properties officeooo:rsid="0023d2f2"/>
    </style:style>
    <style:style style:name="T6" style:family="text">
      <style:text-properties officeooo:rsid="003bbb0b"/>
    </style:style>
    <style:style style:name="T7" style:family="text">
      <style:text-properties officeooo:rsid="0025e81c"/>
    </style:style>
    <style:style style:name="T8" style:family="text">
      <style:text-properties officeooo:rsid="002777a1"/>
    </style:style>
    <style:style style:name="T9" style:family="text">
      <style:text-properties fo:color="#000000" loext:opacity="100%" fo:font-size="12pt" officeooo:rsid="002777a1" fo:background-color="#ffffff" loext:char-shading-value="0" style:font-size-asian="10.5pt" style:font-size-complex="12pt"/>
    </style:style>
    <style:style style:name="T10" style:family="text">
      <style:text-properties officeooo:rsid="0038c2f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eljlesztöi Dokumentáció</text:p>
      <text:p text:style-name="P1"/>
      <text:h text:style-name="Heading_20_1" text:outline-level="1">Fejlesztöi <text:span text:style-name="T1">környezet</text:span>:</text:h>
      <text:p text:style-name="P1">Laravel Framework 12.55.1</text:p>
      <text:p text:style-name="Standard">Használt modulok:Api</text:p>
      <text:p text:style-name="P2">minimális php szint: 3.2</text:p>
      <text:h text:style-name="Heading_20_1" text:outline-level="1"><text:span text:style-name="T2">Modulok</text:span>:</text:h>
      <text:list text:style-name="L1">
        <text:list-item>
          <text:p text:style-name="P3"/>
        </text:list-item>
      </text:list>
      <text:h text:style-name="Heading_20_1" text:outline-level="1">Végpontok:</text:h>
      <text:p text:style-name="P4">A projektben használt vépont elnevezési szintaktika:</text:p>
      <text:p text:style-name="P5">/A modul neve amihez tartozik/A müvelet neve <text:span text:style-name="T3">amit a</text:span> controllere<text:span text:style-name="T3">böl használunk</text:span>.</text:p>
      <text:h text:style-name="Heading_20_3" text:outline-level="3"><text:span text:style-name="T4">G</text:span>et</text:h>
      <text:list text:style-name="L2">
        <text:list-item>
          <text:p text:style-name="P6">/user/index</text:p>
        </text:list-item>
        <text:list-item>
          <text:p text:style-name="P6">/car/get</text:p>
        </text:list-item>
        <text:list-item>
          <text:p text:style-name="P6">/examUser/show/{id}</text:p>
        </text:list-item>
        <text:list-item>
          <text:p text:style-name="P6">/examUser/index</text:p>
        </text:list-item>
        <text:list-item>
          <text:p text:style-name="P6">/exam/index</text:p>
        </text:list-item>
        <text:list-item>
          <text:p text:style-name="P6">/exams/index</text:p>
        </text:list-item>
        <text:list-item>
          <text:p text:style-name="P6">/examType/index</text:p>
        </text:list-item>
        <text:list-item>
          <text:p text:style-name="P6">/tools/show/{id}</text:p>
        </text:list-item>
        <text:list-item>
          <text:p text:style-name="P6">/cartype/index</text:p>
        </text:list-item>
        <text:list-item>
          <text:p text:style-name="P6">/carplace/index</text:p>
        </text:list-item>
        <text:list-item>
          <text:p text:style-name="P6">/schedule/index</text:p>
        </text:list-item>
        <text:list-item>
          <text:p text:style-name="P6">/schedule_types</text:p>
        </text:list-item>
        <text:list-item>
          <text:p text:style-name="P6">/forumType/index</text:p>
        </text:list-item>
        <text:list-item>
          <text:p text:style-name="P6">/review/allDates/{toolId}</text:p>
        </text:list-item>
        <text:list-item>
          <text:p text:style-name="P7">/review/latestDate/{toolId}</text:p>
        </text:list-item>
      </text:list>
      <text:p text:style-name="Text_20_body"/>
      <text:h text:style-name="Heading_20_3" text:outline-level="3">Post</text:h>
      <text:list text:style-name="L3">
        <text:list-item>
          <text:p text:style-name="P8">/user/register</text:p>
        </text:list-item>
        <text:list-item>
          <text:p text:style-name="P8">/user/login</text:p>
        </text:list-item>
        <text:list-item>
          <text:p text:style-name="P8">/examUser/store</text:p>
        </text:list-item>
        <text:list-item>
          <text:p text:style-name="P8">/exams/store</text:p>
        </text:list-item>
        <text:list-item>
          <text:p text:style-name="P8">/tools/store</text:p>
        </text:list-item>
        <text:list-item>
          <text:p text:style-name="P8"><text:soft-page-break/>/car/store</text:p>
        </text:list-item>
        <text:list-item>
          <text:p text:style-name="P8">/schedule/store</text:p>
        </text:list-item>
        <text:list-item>
          <text:p text:style-name="P8">/forum/store</text:p>
        </text:list-item>
        <text:list-item>
          <text:p text:style-name="P8">/forumType/store</text:p>
        </text:list-item>
        <text:list-item>
          <text:p text:style-name="P8">/review/store/{toolId}</text:p>
        </text:list-item>
        <text:list-item>
          <text:p text:style-name="P8">/user/logout</text:p>
        </text:list-item>
      </text:list>
      <text:h text:style-name="Heading_20_3" text:outline-level="3">Put</text:h>
      <text:list text:style-name="L4">
        <text:list-item>
          <text:p text:style-name="P9">/tools/put/{id}</text:p>
        </text:list-item>
        <text:list-item>
          <text:p text:style-name="P9">/car/put/{id}</text:p>
        </text:list-item>
        <text:list-item>
          <text:p text:style-name="P9">schedule/put/{id}</text:p>
        </text:list-item>
        <text:list-item>
          <text:p text:style-name="P9">/user/fortyHourUptdate/{id}</text:p>
        </text:list-item>
        <text:list-item>
          <text:p text:style-name="P9">/user/nameChange/{id}</text:p>
        </text:list-item>
        <text:list-item>
          <text:p text:style-name="P9">/user/passChange/{id}</text:p>
        </text:list-item>
        <text:list-item>
          <text:p text:style-name="P9">/forum/put/{id}</text:p>
        </text:list-item>
        <text:list-item>
          <text:p text:style-name="P9">/review/isHappend/{reviewId}</text:p>
        </text:list-item>
        <text:list-item>
          <text:p text:style-name="P9">/review/isSuccesfull/{reviewId}</text:p>
        </text:list-item>
      </text:list>
      <text:h text:style-name="Heading_20_3" text:outline-level="3">Delete</text:h>
      <text:list text:style-name="L5">
        <text:list-item>
          <text:p text:style-name="P10">/car/delete/{id}</text:p>
        </text:list-item>
        <text:list-item>
          <text:p text:style-name="P10">/user/delete/{id}</text:p>
        </text:list-item>
        <text:list-item>
          <text:p text:style-name="P10">/forum/delete/{id}</text:p>
        </text:list-item>
      </text:list>
      <text:h text:style-name="Heading_20_1" text:outline-level="1"><text:span text:style-name="T5">Middleware</text:span>:</text:h>
      <text:list text:style-name="L6">
        <text:list-item>
          <text:p text:style-name="P11"><text:span text:style-name="T6">i</text:span>sAdmin <text:span text:style-name="T7"><text:s/>- </text:span><text:span text:style-name="T8">Megnézi hogy a felhasználó id az 1 vagy 0 és ha 1 akkor továbengedi a végpontra ha nem akkor pedi áttirányitja a “/” </text:span><text:span text:style-name="T9">végpontra.</text:span></text:p>
        </text:list-item>
        <text:list-item>
          <text:p text:style-name="P11">auth:sanctum – <text:span text:style-name="T10">az sanctum csomagnak az authentikációs middlewaraj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Ubuntu Mono" svg:font-family="'Ubuntu Mono', 'Droid Sans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officeooo:rsid="00207a38" style:font-size-asian="10.5pt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2T19:25:31.665827970</meta:creation-date>
    <meta:generator>LibreOffice/25.8.6.2$Linux_X86_64 LibreOffice_project/580$Build-2</meta:generator>
    <dc:date>2026-04-12T20:23:28.730518060</dc:date>
    <meta:editing-duration>PT57M42S</meta:editing-duration>
    <meta:editing-cycles>32</meta:editing-cycles>
    <meta:document-statistic meta:table-count="0" meta:image-count="0" meta:object-count="0" meta:page-count="2" meta:paragraph-count="55" meta:word-count="149" meta:character-count="1159" meta:non-whitespace-character-count="1103"/>
  </office:meta>
</office:document-meta>
</file>